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Horizontal</text:p>
          </table:table-cell>
          <table:covered-table-cell/>
          <table:table-cell table:style-name="ce2" office:value-type="string" calcext:value-type="string" table:number-columns-spanned="2" table:number-rows-spanned="1">
            <text:p>Vertic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table:number-columns-repeated="4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office:value-type="float" office:value="0.155" calcext:value-type="float">
            <text:p>0.155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rabolic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" calcext:value-type="float">
            <text:p>0.17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9:42:22.644195625</meta:creation-date>
    <dc:date>2020-06-30T19:46:03.758661881</dc:date>
    <meta:editing-duration>PT3M41S</meta:editing-duration>
    <meta:editing-cycles>1</meta:editing-cycles>
    <meta:document-statistic meta:table-count="1" meta:cell-count="28" meta:object-count="0"/>
    <meta:generator>LibreOffice/6.4.3.2$Linux_X86_64 LibreOffice_project/40$Build-2</meta:generator>
  </office:meta>
</office:document-meta>
</file>